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2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un sistema de hacer/rehacer funcione tanto local como en red</text:p>
        </text:list-item>
        <text:list-item>
          <text:p text:style-name="P10">Crear una base para manejar proyect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<text:span text:style-name="T1">rear un sistema de hacer/rehacer funcione tanto local como en red</text:span></text:p>
          </table:table-cell>
          <table:table-cell table:style-name="Table3.A2" office:value-type="string">
            <text:p text:style-name="Table_20_Contents">Clase básica que gestione las acciones hacer, rehacer y deshace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a base para manejar proyectos</text:p>
          </table:table-cell>
          <table:table-cell table:style-name="Table3.A2" office:value-type="string">
            <text:p text:style-name="P12">Clase para manejar proyectos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4:25</meta:creation-date>
    <dc:creator>David Cuadrado</dc:creator>
    <dc:date>2007-02-24T12:22:46</dc:date>
    <dc:language>es-CO</dc:language>
    <meta:editing-cycles>21</meta:editing-cycles>
    <meta:editing-duration>PT16M56S</meta:editing-duration>
    <meta:template xlink:type="simple" xlink:actuate="onRequest" xlink:role="template" xlink:href="../../../../.ooo-2.0/user/template/ktoon_plan_de_iteracion.ott" xlink:title="ktoon_plan_de_iteracion" meta:date="2007-02-06T16:34:2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102" meta:character-count="646"/>
  </office:meta>
</office:document-meta>
</file>